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1467e" draw:textarea-horizontal-align="justify" draw:textarea-vertical-align="middle" draw:auto-grow-height="false" fo:min-height="2.368cm" fo:min-width="4.318cm"/>
    </style:style>
    <style:style style:name="gr2" style:family="graphic" style:parent-style-name="standard">
      <style:graphic-properties draw:fill-color="#ff5429" draw:textarea-horizontal-align="justify" draw:textarea-vertical-align="middle" draw:auto-grow-height="false" fo:min-height="2.458cm" fo:min-width="4.308cm"/>
    </style:style>
    <style:style style:name="gr3" style:family="graphic" style:parent-style-name="standard">
      <style:graphic-properties draw:fill-color="#ffe994" draw:textarea-horizontal-align="justify" draw:textarea-vertical-align="middle" draw:auto-grow-height="false" fo:min-height="2.458cm" fo:min-width="4.308cm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5" style:family="graphic" style:parent-style-name="standard">
      <style:graphic-properties draw:fill-color="#77bc65" draw:textarea-horizontal-align="justify" draw:textarea-vertical-align="middle" draw:auto-grow-height="false" fo:min-height="2.458cm" fo:min-width="4.308cm"/>
    </style:style>
    <style:style style:name="gr6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458cm" fo:min-width="4.308cm"/>
    </style:style>
    <style:style style:name="gr8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2.65cm"/>
      <style:paragraph-properties style:writing-mode="lr-tb"/>
    </style:style>
    <style:style style:name="gr11" style:family="graphic" style:parent-style-name="standard">
      <style:graphic-properties draw:fill-color="#cccccc" draw:textarea-horizontal-align="justify" draw:textarea-vertical-align="middle" draw:auto-grow-height="false" fo:min-height="3.75cm" fo:min-width="3.5cm" fo:wrap-option="no-wrap"/>
    </style:style>
    <style:style style:name="gr12" style:family="graphic" style:parent-style-name="objectwithoutfill">
      <style:graphic-properties draw:marker-end="Arrow" draw:marker-end-width="0.3cm" draw:fill="solid" draw:textarea-vertical-align="middle"/>
    </style:style>
    <style:style style:name="gr13" style:family="graphic" style:parent-style-name="standard">
      <style:graphic-properties draw:fill-color="#cccccc" draw:textarea-horizontal-align="justify" draw:textarea-vertical-align="middle" draw:auto-grow-height="false" fo:min-height="3.151cm" fo:min-width="4.801cm" fo:wrap-option="no-wrap"/>
    </style:style>
    <style:style style:name="gr14" style:family="graphic" style:parent-style-name="standard">
      <style:graphic-properties draw:fill-color="#dddddd" draw:textarea-horizontal-align="justify" draw:textarea-vertical-align="middle" draw:auto-grow-height="true" fo:min-height="0cm" fo:min-width="0cm" fo:wrap-option="wrap"/>
      <style:paragraph-properties style:writing-mode="lr-tb"/>
    </style:style>
    <style:style style:name="gr15" style:family="graphic" style:parent-style-name="standard">
      <style:graphic-properties draw:fill-color="#cccccc" draw:textarea-horizontal-align="justify" draw:textarea-vertical-align="middle" draw:auto-grow-height="true" fo:min-height="0cm" fo:min-width="0cm" fo:wrap-option="wrap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3.6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2.75cm"/>
      <style:paragraph-properties style:writing-mode="lr-tb"/>
    </style:style>
    <style:style style:name="gr18" style:family="graphic" style:parent-style-name="standard">
      <style:graphic-properties draw:fill-color="#77bc65" draw:textarea-horizontal-align="justify" draw:textarea-vertical-align="middle" draw:auto-grow-height="false" fo:min-height="0.55cm" fo:min-width="0.3cm"/>
    </style:style>
    <style:style style:name="gr19" style:family="graphic" style:parent-style-name="standard">
      <style:graphic-properties draw:fill-color="#ffe994" draw:textarea-horizontal-align="justify" draw:textarea-vertical-align="middle" draw:auto-grow-height="false" fo:min-height="0.55cm" fo:min-width="0.3cm"/>
    </style:style>
    <style:style style:name="gr20" style:family="graphic" style:parent-style-name="standard">
      <style:graphic-properties draw:fill-color="#a1467e" draw:textarea-horizontal-align="justify" draw:textarea-vertical-align="middle" draw:auto-grow-height="false" fo:min-height="0.55cm" fo:min-width="0.3cm"/>
    </style:style>
    <style:style style:name="gr21" style:family="graphic" style:parent-style-name="standard">
      <style:graphic-properties draw:fill-color="#ff5429" draw:textarea-horizontal-align="justify" draw:textarea-vertical-align="middle" draw:auto-grow-height="false" fo:min-height="0.55cm" fo:min-width="0.3cm"/>
    </style:style>
    <style:style style:name="gr22" style:family="graphic" style:parent-style-name="standard">
      <style:graphic-properties draw:textarea-horizontal-align="justify" draw:textarea-vertical-align="middle" draw:auto-grow-height="false" fo:min-height="0.55cm" fo:min-width="0.3cm"/>
    </style:style>
    <style:style style:name="gr23" style:family="graphic" style:parent-style-name="standard">
      <style:graphic-properties draw:stroke="none" svg:stroke-color="#000000" draw:fill="none" draw:fill-color="#ffffff" fo:min-height="1.3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P1" style:family="paragraph">
      <loext:graphic-properties draw:fill-color="#a1467e"/>
      <style:paragraph-properties fo:text-align="center"/>
    </style:style>
    <style:style style:name="P2" style:family="paragraph">
      <loext:graphic-properties draw:fill-color="#ff5429"/>
      <style:paragraph-properties fo:text-align="center"/>
    </style:style>
    <style:style style:name="P3" style:family="paragraph">
      <loext:graphic-properties draw:fill-color="#ffe994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77bc65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cccccc"/>
      <style:paragraph-properties fo:text-align="center"/>
    </style:style>
    <style:style style:name="P9" style:family="paragraph">
      <loext:graphic-properties draw:fill-color="#ddddd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5.1cm" svg:height="2.9cm" svg:x="0.6cm" svg:y="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5.1cm" svg:height="3cm" svg:x="5.3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4" draw:id="id4" draw:layer="layout" svg:width="5.1cm" svg:height="3cm" svg:x="10.3cm" svg:y="1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7.85cm" svg:y1="4.5cm" svg:x2="0.6cm" svg:y2="14.45cm" draw:start-shape="id1" draw:start-glue-point="2" draw:end-shape="id2" draw:end-glue-point="3" svg:d="M7850 4500v4251h-7751v5699h501" svg:viewBox="0 0 7752 9951">
          <text:p/>
        </draw:connector>
        <draw:custom-shape draw:style-name="gr5" draw:text-style-name="P5" xml:id="id7" draw:id="id7" draw:layer="layout" svg:width="5.1cm" svg:height="3cm" svg:x="15.4cm" svg:y="2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3.15cm" svg:y1="15.9cm" svg:x2="2.75cm" svg:y2="26.3cm" draw:start-shape="id2" draw:start-glue-point="2" draw:end-shape="id3" draw:end-glue-point="0" svg:d="M3150 15900v5201h-400v5199" svg:viewBox="0 0 401 10401">
          <text:p/>
        </draw:connector>
        <draw:custom-shape draw:style-name="gr5" draw:text-style-name="P5" xml:id="id3" draw:id="id3" draw:layer="layout" svg:width="5.1cm" svg:height="3cm" svg:x="0.2cm" svg:y="26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draw:type="line" svg:x1="10.3cm" svg:y1="16.3cm" svg:x2="5.7cm" svg:y2="14.45cm" draw:start-shape="id4" draw:start-glue-point="3" draw:end-shape="id2" draw:end-glue-point="1" svg:d="M10300 16300l-4600-1850" svg:viewBox="0 0 4601 1851">
          <text:p/>
        </draw:connector>
        <draw:custom-shape draw:style-name="gr7" draw:text-style-name="P6" xml:id="id5" draw:id="id5" draw:layer="layout" svg:width="5.1cm" svg:height="3cm" svg:x="14.9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xml:id="id6" draw:id="id6" draw:layer="layout" svg:width="5.1cm" svg:height="3cm" svg:x="14.9cm" svg:y="1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17.45cm" svg:y1="6.8cm" svg:x2="17.45cm" svg:y2="4.3cm" draw:start-shape="id5" draw:start-glue-point="0" draw:end-shape="id6" draw:end-glue-point="2" svg:d="M17450 6800v-2500" svg:viewBox="0 0 1 2501">
          <text:p/>
        </draw:connector>
        <draw:connector draw:style-name="gr4" draw:text-style-name="P4" draw:layer="layout" svg:x1="17.45cm" svg:y1="9.8cm" svg:x2="15.4cm" svg:y2="16.3cm" draw:start-shape="id5" draw:start-glue-point="2" draw:end-shape="id4" draw:end-glue-point="1" svg:d="M17450 9800v6500h-2050" svg:viewBox="0 0 2051 6501">
          <text:p/>
        </draw:connector>
        <draw:frame draw:style-name="gr8" draw:text-style-name="P7" draw:layer="layout" svg:width="4.1cm" svg:height="2cm" svg:x="5.5cm" svg:y="2cm">
          <draw:text-box>
            <text:p>Data base(Mysql) </text:p>
          </draw:text-box>
        </draw:frame>
        <draw:frame draw:style-name="gr8" draw:text-style-name="P7" draw:layer="layout" svg:width="4.1cm" svg:height="2.384cm" svg:x="15.4cm" svg:y="1.516cm">
          <draw:text-box>
            <text:p>Data set of recognised faces. </text:p>
          </draw:text-box>
        </draw:frame>
        <draw:frame draw:style-name="gr9" draw:text-style-name="P7" draw:layer="layout" svg:width="4.9cm" svg:height="3.095cm" svg:x="15.1cm" svg:y="7.1cm">
          <draw:text-box>
            <text:p>Machine learning model and api </text:p>
          </draw:text-box>
        </draw:frame>
        <draw:frame draw:style-name="gr10" draw:text-style-name="P7" xml:id="id8" draw:id="id8" draw:layer="layout" svg:width="4.8cm" svg:height="3.095cm" svg:x="10.3cm" svg:y="14.7cm">
          <draw:text-box>
            <text:p>API to handle video input and send results to routing server</text:p>
          </draw:text-box>
        </draw:frame>
        <draw:frame draw:style-name="gr8" draw:text-style-name="P7" draw:layer="layout" svg:width="4.1cm" svg:height="2cm" svg:x="1.1cm" svg:y="13.5cm">
          <draw:text-box>
            <text:p>Website server </text:p>
          </draw:text-box>
        </draw:frame>
        <draw:frame draw:style-name="gr8" draw:text-style-name="P7" draw:layer="layout" svg:width="4.1cm" svg:height="2cm" svg:x="0.7cm" svg:y="26.9cm">
          <draw:text-box>
            <text:p>Product website </text:p>
          </draw:text-box>
        </draw:frame>
        <draw:frame draw:style-name="gr8" draw:text-style-name="P7" draw:layer="layout" svg:width="4.1cm" svg:height="2.384cm" svg:x="16.1cm" svg:y="26.4cm">
          <draw:text-box>
            <text:p>Image input/ client camera </text:p>
          </draw:text-box>
        </draw:frame>
        <draw:custom-shape draw:style-name="gr11" draw:text-style-name="P8" xml:id="id9" draw:id="id9" draw:layer="layout" svg:width="4cm" svg:height="4cm" svg:x="16.3cm" svg:y="19.2cm">
          <text:p/>
          <draw:enhanced-geometry svg:viewBox="0 0 21600 21600" draw:glue-points="10800 0 0 10800 10800 21600 21600 10800 ?f40 ?f41" draw:text-areas="0 0 21600 21600" draw:type="rectangular-callout" draw:modifiers="2213.44663834041 26156.46088477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6" draw:text-style-name="P4" draw:layer="layout" draw:type="line" svg:x1="17.95cm" svg:y1="26.2cm" svg:x2="12.7cm" svg:y2="17.795cm" draw:start-shape="id7" draw:start-glue-point="0" draw:end-shape="id8" draw:end-glue-point="2" svg:d="M17950 26200l-5250-8405" svg:viewBox="0 0 5251 8406">
          <text:p/>
        </draw:connector>
        <draw:connector draw:style-name="gr12" draw:text-style-name="P4" draw:layer="layout" draw:type="line" svg:x1="18.3cm" svg:y1="19.2cm" svg:x2="18.3cm" svg:y2="19.2cm" draw:start-shape="id9" draw:end-shape="id9" svg:d="M18300 19200z" svg:viewBox="0 0 1 1">
          <text:p/>
        </draw:connector>
        <draw:custom-shape draw:style-name="gr13" draw:text-style-name="P8" draw:layer="layout" svg:width="5.3cm" svg:height="3.4cm" svg:x="3.9cm" svg:y="16.2cm">
          <text:p/>
          <draw:enhanced-geometry svg:viewBox="0 0 21600 21600" draw:glue-points="10800 0 0 10800 10800 21600 21600 10800 ?f40 ?f41" draw:text-areas="0 0 21600 21600" draw:type="rectangular-callout" draw:modifiers="-2888.96434634975 7938.841517200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9" draw:layer="layout" svg:width="4.6cm" svg:height="4.514cm" svg:x="0.3cm" svg:y="3.6cm">
          <text:p text:style-name="P6">Database path to mark attendance and retrieve account details</text:p>
          <draw:enhanced-geometry svg:viewBox="0 0 21600 21600" draw:glue-points="10800 0 0 10800 10800 21600 21600 10800 ?f40 ?f41" draw:text-areas="0 0 21600 21600" draw:type="rectangular-callout" draw:modifiers="20407.5635731363 24317.3421926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8" draw:layer="layout" svg:width="4.4cm" svg:height="3.803cm" svg:x="12cm" svg:y="10.4cm">
          <text:p text:style-name="P6">Send images for processing and send results back</text:p>
          <draw:enhanced-geometry svg:viewBox="0 0 21600 21600" draw:glue-points="10800 0 0 10800 10800 21600 21600 10800 ?f40 ?f41" draw:text-areas="0 0 21600 21600" draw:type="rectangular-callout" draw:modifiers="26208.5889570552 14848.58044164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8" draw:layer="layout" svg:width="3.39cm" svg:height="1.67cm" svg:x="13.355cm" svg:y="4.615cm">
          <text:p text:style-name="P6">Dataset for model</text:p>
          <draw:enhanced-geometry svg:viewBox="0 0 21600 21600" draw:glue-points="10800 0 0 10800 10800 21600 21600 10800 ?f40 ?f41" draw:text-areas="0 0 21600 21600" draw:type="rectangular-callout" draw:modifiers="25612.9755234444 16145.062836624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6" draw:text-style-name="P7" draw:layer="layout" svg:width="3.7cm" svg:height="3.9cm" svg:x="16.4cm" svg:y="19.3cm">
          <draw:text-box>
            <text:p>Simplex path client sends images for recognition</text:p>
          </draw:text-box>
        </draw:frame>
        <draw:frame draw:style-name="gr17" draw:text-style-name="P7" draw:layer="layout" svg:width="4.7cm" svg:height="3.095cm" svg:x="4.1cm" svg:y="16.2cm">
          <draw:text-box>
            <text:p>Request response of server and client</text:p>
          </draw:text-box>
        </draw:frame>
        <draw:connector draw:style-name="gr6" draw:text-style-name="P4" draw:layer="layout" draw:type="line" svg:x1="3.15cm" svg:y1="13cm" svg:x2="14.9cm" svg:y2="2.8cm" draw:start-shape="id2" draw:start-glue-point="0" draw:end-shape="id6" draw:end-glue-point="3" svg:d="M3150 13000l11750-10200" svg:viewBox="0 0 11751 10201">
          <text:p/>
        </draw:connector>
        <draw:custom-shape draw:style-name="gr14" draw:text-style-name="P9" draw:layer="layout" svg:width="3.504cm" svg:height="5.225cm" svg:x="7.7cm" svg:y="9.2cm">
          <text:p text:style-name="P6">Server sends images to dataset when new candidate is enrolled </text:p>
          <draw:enhanced-geometry svg:viewBox="0 0 21600 21600" draw:glue-points="10800 0 0 10800 10800 21600 21600 10800 ?f40 ?f41" draw:text-areas="0 0 21600 21600" draw:type="rectangular-callout" draw:modifiers="-11542.5962910128 6311.36624569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5" draw:layer="layout" svg:width="0.8cm" svg:height="0.8cm" svg:x="6.9cm" svg:y="20.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0.8cm" svg:height="0.8cm" svg:x="6.8cm" svg:y="22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8cm" svg:height="0.8cm" svg:x="6.8cm" svg:y="2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0.8cm" svg:height="0.8cm" svg:x="6.8cm" svg:y="25.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8cm" svg:height="0.8cm" svg:x="6.7cm" svg:y="27cm">
          <text:p/>
          <draw:enhanced-geometry svg:viewBox="0 0 21600 21600" draw:type="rectangle" draw:enhanced-path="M 0 0 L 21600 0 21600 21600 0 21600 0 0 Z N"/>
        </draw:custom-shape>
        <draw:frame draw:style-name="gr23" draw:text-style-name="P7" draw:layer="layout" svg:width="7.7cm" svg:height="1.6cm" svg:x="7.7cm" svg:y="20.7cm">
          <draw:text-box>
            <text:p>-Front end, (client side)</text:p>
          </draw:text-box>
        </draw:frame>
        <draw:frame draw:style-name="gr24" draw:text-style-name="P7" draw:layer="layout" svg:width="8.6cm" svg:height="1.3cm" svg:x="7.7cm" svg:y="22.3cm">
          <draw:text-box>
            <text:p>-API / Python(flask) server</text:p>
          </draw:text-box>
        </draw:frame>
        <draw:frame draw:style-name="gr24" draw:text-style-name="P7" draw:layer="layout" svg:width="9.2cm" svg:height="1.3cm" svg:x="7.7cm" svg:y="23.8cm">
          <draw:text-box>
            <text:p>-Server (Node.js + express)</text:p>
          </draw:text-box>
        </draw:frame>
        <draw:frame draw:style-name="gr23" draw:text-style-name="P7" draw:layer="layout" svg:width="7.7cm" svg:height="1.6cm" svg:x="7.8cm" svg:y="25.4cm">
          <draw:text-box>
            <text:p>-Database (MySQL)</text:p>
          </draw:text-box>
        </draw:frame>
        <draw:frame draw:style-name="gr23" draw:text-style-name="P7" draw:layer="layout" svg:width="7.7cm" svg:height="1.673cm" svg:x="7.6cm" svg:y="26.9cm">
          <draw:text-box>
            <text:p>-Machine Learning/Deep Learning cod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1T17:17:51.568144991</meta:creation-date>
    <dc:date>2021-05-21T18:06:03.639366561</dc:date>
    <meta:editing-duration>PT6M45S</meta:editing-duration>
    <meta:editing-cycles>1</meta:editing-cycles>
    <meta:document-statistic meta:object-count="40"/>
    <meta:generator>LibreOffice/6.4.7.2$Linux_X86_64 LibreOffice_project/40$Build-2</meta:generator>
  </office:meta>
</office:document-meta>
</file>